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Liberation Mono', Courier, monospace"/>
    <style:font-face style:name="Helvetica Neue" svg:font-family="'Helvetica Neue', Helvetica, Arial, sans-serif"/>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style:font-name="Trebuchet MS" fo:font-weight="normal" fo:background-color="#ffff00" style:font-weight-asian="normal" style:font-weight-complex="normal"/>
    </style:style>
    <style:style style:name="P4" style:family="paragraph" style:parent-style-name="Standard">
      <style:text-properties fo:color="#000000" style:font-name="Times New Roman" fo:font-size="12pt" fo:font-weight="normal"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variant="normal" fo:text-transform="none" fo:color="#337ab7" style:text-line-through-style="none" style:font-name="Helvetica Neue" fo:font-size="9.75pt" fo:letter-spacing="normal" fo:font-style="normal" style:text-underline-style="none" fo:font-weight="normal" style:text-blinking="false" fo:background-color="#ffffff"/>
    </style:style>
    <style:style style:name="T4" style:family="text">
      <style:text-properties fo:font-variant="normal" fo:text-transform="none" fo:color="#337ab7" style:text-line-through-style="none" style:font-name="Helvetica Neue" fo:font-size="9.75pt" fo:letter-spacing="normal" fo:font-style="normal" style:text-underline-style="none" fo:font-weight="normal" style:text-blinking="false" fo:background-color="#ffffff" style:font-weight-asian="normal" style:font-weight-complex="normal"/>
    </style:style>
    <style:style style:name="T5" style:family="text">
      <style:text-properties fo:font-variant="normal" fo:text-transform="none" style:text-line-through-style="none" fo:letter-spacing="normal" fo:font-style="normal" style:text-underline-style="none" fo:font-weight="normal" style:text-blinking="false" fo:background-color="#ffffff" style:font-weight-asian="normal" style:font-weight-complex="normal"/>
    </style:style>
    <style:style style:name="T6" style:family="text">
      <style:text-properties fo:font-variant="normal" fo:text-transform="none" style:text-line-through-style="none" fo:letter-spacing="normal" fo:font-style="normal" style:text-underline-style="none" style:text-blinking="false" fo:background-color="#ffffff"/>
    </style:style>
    <style:style style:name="T7" style:family="text">
      <style:text-properties style:font-name="Trebuchet MS" fo:font-weight="normal" fo:background-color="#ffff00"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4925in" fo:text-indent="-0.25in" fo:margin-left="3.492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etting Familiar with TensorFlow and Neural Networks</text:p>
      <text:p text:style-name="Standard"/>
      <text:p text:style-name="P2">In this step I have added a few more tutorials for you to get a bit more familiar with TensorFlow and some of the concept that you will need to understand going forward. When you are completing the tutorials I would like you to take notes on the concepts that are being explored and create a list of questions that remain unexplained to you. Once you have gone through the tutorials I would like you to submit those questions and comments to me and we can go from there. If everything goes well we can begin to get more directed towards our actual projects after this.</text:p>
      <text:p text:style-name="P2"/>
      <text:p text:style-name="P2">To complete the tutorials I have added navigate yourself into this directory on your local machine and open a Tensorflow docker container with the command:</text:p>
      <text:p text:style-name="P2"/>
      <text:p text:style-name="P3">docker run -it -p 8888:8888 -v tuts:/notebooks tensorflow/tensorflow</text:p>
      <text:p text:style-name="P2"/>
      <text:p text:style-name="P2"/>
      <text:p text:style-name="Standard"><text:span text:style-name="T2">Notice the additional argument in our docker command, </text:span><text:span text:style-name="T7">-v tuts:/notebooks</text:span><text:span text:style-name="T2"> this addition instructs the docker container to mount a volume from your local machine into the container. This allows you to import local files into a container and will be very useful in the future when we are writing our own code and models. In the above command we have instructed docker to mount the folder “</text:span><text:span text:style-name="T1">tuts</text:span><text:span text:style-name="T2">” inside the container directory “</text:span><text:span text:style-name="T1">/notebook</text:span><text:span text:style-name="T2">”. The new tutorials will be found in the tuts directory. Make sure to complete the first two “</text:span><text:a xlink:type="simple" xlink:href="http://localhost:8888/notebooks/tuts/01_Simple_Linear_Model.ipynb" office:target-frame-name="_blank" xlink:show="new" text:style-name="Internet_20_link" text:visited-style-name="Visited_20_Internet_20_Link"><text:span text:style-name="T3">01_Simple_Linear_Model</text:span></text:a><text:span text:style-name="T2">” and “</text:span><text:a xlink:type="simple" xlink:href="http://localhost:8888/notebooks/tuts/02_Convolutional_Neural_Network.ipynb" office:target-frame-name="_blank" xlink:show="new" text:style-name="Internet_20_link" text:visited-style-name="Visited_20_Internet_20_Link">02_Convolutional_Neural_Network</text:a><text:span text:style-name="T4">”.</text:span></text:p>
      <text:p text:style-name="Standard"><text:span text:style-name="T4"/></text:p>
      <text:p text:style-name="P4"><text:span text:style-name="T6">These two should give you an understanding of the basic tools we will be using often. The rest of the tutorials build on some of these tools and introduce some basics needed for using the trained models. </text:span></text:p>
      <text:p text:style-name="P4"><text:span text:style-name="T5"/></text:p>
      <text:p text:style-name="P4"><text:span text:style-name="T6">Let me know how it go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Liberation Mono', Courier, monospace"/>
    <style:font-face style:name="Helvetica Neue" svg:font-family="'Helvetica Neue', Helvetica, Arial, sans-serif"/>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vid McNamee</meta:initial-creator>
    <meta:creation-date>2018-05-23T10:09:43.42</meta:creation-date>
    <meta:generator>OpenOffice/4.1.3$Win32 OpenOffice.org_project/413m1$Build-9783</meta:generator>
    <dc:date>2018-06-05T15:09:51.70</dc:date>
    <dc:creator>David McNamee</dc:creator>
    <meta:editing-duration>PT1H36M43S</meta:editing-duration>
    <meta:editing-cycles>7</meta:editing-cycles>
    <meta:document-statistic meta:table-count="0" meta:image-count="0" meta:object-count="0" meta:page-count="1" meta:paragraph-count="7" meta:word-count="281" meta:character-count="1661"/>
  </office:meta>
</office:document-meta>
</file>